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6caf" officeooo:paragraph-rsid="00156caf"/>
    </style:style>
    <style:style style:name="P2" style:family="paragraph" style:parent-style-name="Standard">
      <style:text-properties officeooo:rsid="001853bb" officeooo:paragraph-rsid="001853bb"/>
    </style:style>
    <style:style style:name="T1" style:family="text">
      <style:text-properties fo:color="#c9211e"/>
    </style:style>
    <style:style style:name="T2" style:family="text">
      <style:text-properties officeooo:rsid="00187c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ickSelect</text:p>
      <text:p text:style-name="P1">Used to find the k-th smallest element in an unordered list.</text:p>
      <text:p text:style-name="P1">Example :</text:p>
      <text:p text:style-name="P1">Input: arr[] = {<text:span text:style-name="T1">7</text:span>, 10, 4, 3, 20, 15}</text:p>
      <text:p text:style-name="P1"><text:s text:c="11"/>k = 3</text:p>
      <text:p text:style-name="P1">Output: 7</text:p>
      <text:p text:style-name="P1"/>
      <text:p text:style-name="P2">how it works:</text:p>
      <text:p text:style-name="P2">- find pivot to occur only on the concerning part that contains k-th smallest element.</text:p>
      <text:p text:style-name="P2">if index of the partitioned element is more than k -&gt; recur on the left part else right side.</text:p>
      <text:p text:style-name="P2">if index equals to <text:span text:style-name="T2">(</text:span>k - 1<text:span text:style-name="T2">)</text:span> -&gt; we find our element.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20T15:20:42.851000000</meta:creation-date>
    <dc:date>2022-06-20T15:51:46.646000000</dc:date>
    <meta:editing-duration>PT31M3S</meta:editing-duration>
    <meta:editing-cycles>3</meta:editing-cycles>
    <meta:generator>LibreOffice/6.4.6.2$Windows_X86_64 LibreOffice_project/0ce51a4fd21bff07a5c061082cc82c5ed232f115</meta:generator>
    <meta:document-statistic meta:table-count="0" meta:image-count="0" meta:object-count="0" meta:page-count="1" meta:paragraph-count="10" meta:word-count="77" meta:character-count="383" meta:non-whitespace-character-count="305"/>
  </office:meta>
</office:document-meta>
</file>